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4pt"/>
    </style:style>
    <style:style style:name="T4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6: methods</presentation:footer-decl>
      <presentation:footer-decl presentation:name="ftr2">CMPTxxxx</presentation:footer-decl>
      <presentation:date-time-decl presentation:name="dtd1" presentation:source="fixed">5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h6: Method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5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Array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claring</text:span>, <text:span text:style-name="T1">allocating</text:span>, <text:span text:style-name="T1">initializ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rays are pass-by-<text:span text:style-name="T1">re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ultidimensional</text:span> ar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tera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rting: <text:span text:style-name="T1">bubble</text:span> s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rting: <text:span text:style-name="T1">selection</text:span> sor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ome handy Math method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lass methods in <text:span text:style-name="T2">Math</text:span> modul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qrt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bs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ax</text:span>(x, y), <text:span text:style-name="T2">min</text:span>(x, 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eil</text:span>(x), <text:span text:style-name="T2">floor</text:span>(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s</text:span>(x), <text:span text:style-name="T2">sin</text:span>(x)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xp</text:span>(x), <text:span text:style-name="T2">log</text:span>(x) (<text:span text:style-name="T1">natural</text:span> lo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ow</text:span>(x, y) (y can be a <text:span text:style-name="T1">float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ndom</text:span>() (double in range <text:span text:style-name="T1">[0, 1)</text:span> 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ome handy standard packag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java.<text:span text:style-name="T2">lang</text:span>: <text:span text:style-name="T1">automatically</text:span> imported</text:p>
              </text:list-item>
            </text:list>
            <text:list text:style-name="L3">
              <text:list-item>
                <text:p text:style-name="P3">java.<text:span text:style-name="T2">io</text:span>: <text:span text:style-name="T1">files</text:span> and streams</text:p>
              </text:list-item>
            </text:list>
            <text:list text:style-name="L3">
              <text:list-item>
                <text:p text:style-name="P3">java.<text:span text:style-name="T2">net</text:span>: <text:span text:style-name="T1">networking</text:span></text:p>
              </text:list-item>
            </text:list>
            <text:list text:style-name="L3">
              <text:list-item>
                <text:p text:style-name="P3">java.<text:span text:style-name="T2">text</text:span>: manipulate <text:span text:style-name="T1">strings</text:span>, dates, i8n</text:p>
              </text:list-item>
            </text:list>
            <text:list text:style-name="L3">
              <text:list-item>
                <text:p text:style-name="P3">java.<text:span text:style-name="T2">util</text:span>: <text:span text:style-name="T1">miscellaneous</text:span> utilities: strings, etc.<text:line-break/></text:p>
              </text:list-item>
            </text:list>
            <text:list text:style-name="L3">
              <text:list-item>
                <text:p text:style-name="P3">java.<text:span text:style-name="T2">applet</text:span>: or javax.swing.<text:span text:style-name="T2">JApplet</text:span> for <text:span text:style-name="T1">Swing</text:span></text:p>
              </text:list-item>
            </text:list>
            <text:list text:style-name="L3">
              <text:list-item>
                <text:p text:style-name="P3">java.<text:span text:style-name="T2">awt</text:span>: or javax.<text:span text:style-name="T2">swing</text:span></text:p>
              </text:list-item>
            </text:list>
            <text:list text:style-name="L3">
              <text:list-item>
                <text:p text:style-name="P3">java.awt.<text:span text:style-name="T2">event</text:span>: or javax.<text:span text:style-name="T2">swing.even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Argument type promotion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Java is statically <text:span text:style-name="T1">typed</text:span> but has some flexibility:</text:p>
              </text:list-item>
            </text:list>
            <text:list text:style-name="L3">
              <text:list-item>
                <text:list>
                  <text:list-item>
                    <text:p text:style-name="P4">If pass a lower-precision value as a parameter, it can be <text:span text:style-name="T1">promote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loat</text:span> --&gt;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ong</text:span> --&gt; float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t</text:span> --&gt;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har</text:span> --&gt; int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hort</text:span> --&gt; int,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byte</text:span> --&gt; short, int, long, float, or dou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promotions for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cope and duration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<text:span text:style-name="T1">duration</text:span> (lifetime) of an identifier is the runtime period <text:span text:style-name="T1">when</text:span> it exists in memo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utomatic</text:span> d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Local</text:span> variables disappear when block finish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tic</text:span> d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s long as the <text:span text:style-name="T1">object</text:span>/module/program exis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<text:span text:style-name="T1">scope</text:span> of an identifier is the lexical extent <text:span text:style-name="T1">where</text:span> it can be referenced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lock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</text:span> sco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cope exampl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ublic class ScopeExampl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int numApples = 0;</text:span><text:span text:style-name="T3"><text:tab/></text:span><text:span text:style-name="T3"><text:tab/></text:span><text:span text:style-name="T3"><text:tab/></text:span><text:span text:style-name="T3">// class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ublic void listApples(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nt counter = 0;</text:span><text:span text:style-name="T3"><text:tab/></text:span><text:span text:style-name="T3"><text:tab/></text:span><text:span text:style-name="T3"><text:tab/></text:span><text:span text:style-name="T3">// block scop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numApples</text:span> is an <text:span text:style-name="T1">instance</text:span> variable with <text:span text:style-name="T1">class</text:span> scope: accessible to all <text:span text:style-name="T1">methods</text:span> of this class</text:p>
              </text:list-item>
            </text:list>
            <text:list text:style-name="L3">
              <text:list-item>
                <text:p text:style-name="P3"><text:span text:style-name="T2">counter</text:span> is a <text:span text:style-name="T1">local</text:span> variable with <text:span text:style-name="T1">block</text:span> scope: not accessible outside the <text:span text:style-name="T2">listApples()</text:span>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2 </text:span><text:span text:style-name="T4">due this</text:span><text:span text:style-name="T1"> </text:span><text:span text:style-name="T2">Wed 7Feb</text:span><text:span text:style-name="T1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rays</text:span> (magic squ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ably not a command-line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pplet</text:span> or <text:span text:style-name="T2">stand-alone</text:span> GUI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WT</text:span> or <text:span text:style-name="T2">Sw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7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7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7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7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2-05T13:03:48</dc:date>
    <dc:language>en-US</dc:language>
    <meta:editing-cycles>41</meta:editing-cycles>
    <meta:editing-duration>PT13H59M20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